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2">
      <style:graphic-properties draw:stroke="solid" svg:stroke-color="#000000" draw:fill="none" draw:fill-color="#ffffff" draw:textarea-vertical-align="middle" fo:min-height="1.772cm"/>
    </style:style>
    <style:style style:name="gr3" style:family="graphic" style:parent-style-name="standard" style:list-style-name="L2">
      <style:graphic-properties draw:stroke="solid" svg:stroke-color="#000000" draw:fill="none" draw:fill-color="#ffffff" draw:textarea-vertical-align="middle" fo:min-height="1.019cm"/>
    </style:style>
    <style:style style:name="gr4" style:family="graphic" style:parent-style-name="standard" style:list-style-name="L2">
      <style:graphic-properties draw:stroke="solid" svg:stroke-color="#000000" draw:fill="none" draw:fill-color="#ffffff" draw:textarea-vertical-align="middle" fo:min-height="1.019cm"/>
    </style:style>
    <style:style style:name="gr5" style:family="graphic" style:parent-style-name="standard" style:list-style-name="L2">
      <style:graphic-properties draw:stroke="solid" svg:stroke-color="#000000" draw:fill="none" draw:fill-color="#ffffff" draw:textarea-vertical-align="middle" fo:min-height="1.019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.4cm" fo:margin-bottom="0.4cm" fo:line-height="100%" fo:text-align="center" fo:text-indent="0cm"/>
    </style:style>
    <style:style style:name="P3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4pt" style:font-style-asian="normal" style:font-weight-asian="normal" style:font-family-complex="'Lohit Hind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991cm" svg:height="0.983cm" svg:x="1cm" svg:y="1.001cm">
          <draw:text-box>
            <text:p><text:span text:style-name="T1">MASCOT Kaffee Mahlwerk Subsystem</text:span></text:p>
          </draw:text-box>
        </draw:frame>
        <draw:frame draw:style-name="gr2" draw:text-style-name="P3" draw:id="id8" draw:layer="layout" svg:width="5.675cm" svg:height="2.022cm" svg:x="9.54cm" svg:y="3.082cm">
          <draw:text-box>
            <text:p text:style-name="P2"><text:span text:style-name="T2">Kaffee Pulver-Dosierer</text:span></text:p>
          </draw:text-box>
        </draw:frame>
        <draw:frame draw:style-name="gr3" draw:text-style-name="P4" draw:id="id10" draw:layer="layout" svg:width="5.675cm" svg:height="1.269cm" svg:x="9.54cm" svg:y="5.653cm">
          <draw:text-box>
            <text:p text:style-name="P2"><text:span text:style-name="T2">Kaffee Bohnen Sensor</text:span></text:p>
          </draw:text-box>
        </draw:frame>
        <draw:frame draw:style-name="gr4" draw:text-style-name="P4" draw:id="id12" draw:layer="layout" svg:width="5.675cm" svg:height="1.269cm" svg:x="9.54cm" svg:y="7.462cm">
          <draw:text-box>
            <text:p text:style-name="P2"><text:span text:style-name="T2">Kaffee Kuchen Auswerfer</text:span></text:p>
          </draw:text-box>
        </draw:frame>
        <draw:frame draw:style-name="gr5" draw:text-style-name="P4" draw:id="id6" draw:layer="layout" svg:width="5.675cm" svg:height="1.269cm" svg:x="9.825cm" svg:y="11.231cm">
          <draw:text-box>
            <text:p text:style-name="P2"><text:span text:style-name="T2">Kaffee Kuchen Sensor</text:span></text:p>
          </draw:text-box>
        </draw:frame>
        <draw:custom-shape draw:style-name="gr6" draw:text-style-name="P6" draw:id="id2" draw:layer="layout" svg:width="2.54cm" svg:height="1.27cm" svg:x="4.5cm" svg:y="6.23cm">
          <text:p text:style-name="P5"><text:span text:style-name="T3">Mahlwe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5" draw:id="id3" draw:layer="layout" svg:width="1.269cm" svg:height="-0.001cm" draw:transform="rotate (-1.57079632679579) translate (2cm 7.73cm)" svg:viewBox="0 0 1270 0" draw:points="0,-4000 635,-4000 1270,-4000">
          <text:p/>
        </draw:polyline>
        <draw:polyline draw:style-name="gr7" draw:text-style-name="P5" draw:id="id9" draw:layer="layout" svg:width="1.269cm" svg:height="-0.001cm" draw:transform="rotate (-1.57079632679579) translate (8cm 5cm)" svg:viewBox="0 0 1270 0" draw:points="0,-16000 635,-16000 1270,-16000">
          <text:p/>
        </draw:polyline>
        <draw:polyline draw:style-name="gr7" draw:text-style-name="P5" draw:id="id5" draw:layer="layout" svg:width="1.269cm" svg:height="-0.001cm" draw:transform="rotate (-1.57079632679579) translate (7.5cm 11cm)" svg:viewBox="0 0 1270 0" draw:points="0,-15000 635,-15000 1270,-15000">
          <text:p/>
        </draw:polyline>
        <draw:custom-shape draw:style-name="gr6" draw:text-style-name="P6" draw:id="id1" draw:layer="layout" svg:width="0.635cm" svg:height="0.635cm" svg:x="3cm" svg:y="11.5cm">
          <text:p text:style-name="P5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3.635cm" svg:y1="11.818cm" svg:x2="5.77cm" svg:y2="7.5cm" draw:start-shape="id1" draw:start-glue-point="10" draw:end-shape="id2" draw:end-glue-point="8" svg:d="m3635 11818c1424 0 2135-1439 2135-4318">
          <text:p/>
        </draw:connector>
        <draw:frame draw:style-name="gr9" draw:text-style-name="P7" draw:layer="layout" svg:width="1.145cm" svg:height="0.64cm" svg:x="1.367cm" svg:y="6.86cm">
          <draw:text-box>
            <text:p><text:span text:style-name="T3">C16</text:span></text:p>
          </draw:text-box>
        </draw:frame>
        <draw:polyline draw:style-name="gr7" draw:text-style-name="P5" draw:id="id4" draw:layer="layout" svg:width="1.269cm" svg:height="-0.001cm" draw:transform="rotate (-1.57079632679579) translate (2cm 10cm)" svg:viewBox="0 0 1270 0" draw:points="0,-4000 635,-4000 1270,-4000">
          <text:p/>
        </draw:polyline>
        <draw:connector draw:style-name="gr8" draw:text-style-name="P5" draw:layer="layout" draw:type="curve" svg:x1="2cm" svg:y1="8.365cm" svg:x2="4.5cm" svg:y2="6.865cm" draw:start-shape="id3" draw:start-glue-point="1" draw:end-shape="id2" svg:d="m2000 8365c2007 0 757-1500 2500-1500">
          <text:p/>
        </draw:connector>
        <draw:connector draw:style-name="gr8" draw:text-style-name="P5" draw:layer="layout" draw:type="curve" draw:line-skew="1.871cm" svg:x1="4.872cm" svg:y1="7.314cm" svg:x2="2cm" svg:y2="10.635cm" draw:start-shape="id2" draw:start-glue-point="7" draw:end-shape="id4" draw:end-glue-point="1" svg:d="m4872 7314c0 4951-2872 3291-2872 3321">
          <text:p/>
        </draw:connector>
        <draw:frame draw:style-name="gr9" draw:text-style-name="P7" draw:layer="layout" svg:width="1.145cm" svg:height="0.64cm" svg:x="1.355cm" svg:y="9.36cm">
          <draw:text-box>
            <text:p><text:span text:style-name="T3">C17</text:span></text:p>
          </draw:text-box>
        </draw:frame>
        <draw:connector draw:style-name="gr8" draw:text-style-name="P5" draw:layer="layout" draw:type="curve" draw:line-skew="2.14cm" svg:x1="7.5cm" svg:y1="11.635cm" svg:x2="6.033cm" svg:y2="7.382cm" draw:start-shape="id5" draw:start-glue-point="1" svg:d="m7500 11635c0-841-1467 1285-1467-4253">
          <text:p/>
        </draw:connector>
        <draw:connector draw:style-name="gr8" draw:text-style-name="P5" draw:layer="layout" draw:type="curve" svg:x1="9.825cm" svg:y1="11.865cm" svg:x2="7.5cm" svg:y2="11.635cm" draw:start-shape="id6" draw:start-glue-point="3" draw:end-shape="id5" draw:end-glue-point="1" svg:d="m9825 11865c-1611 0-449-230-2325-230">
          <text:p/>
        </draw:connector>
        <draw:frame draw:style-name="gr9" draw:text-style-name="P7" draw:layer="layout" svg:width="1.145cm" svg:height="0.64cm" svg:x="7cm" svg:y="10.36cm">
          <draw:text-box>
            <text:p><text:span text:style-name="T3">C18</text:span></text:p>
          </draw:text-box>
        </draw:frame>
        <draw:polyline draw:style-name="gr7" draw:text-style-name="P5" draw:id="id11" draw:layer="layout" svg:width="1.269cm" svg:height="-0.001cm" draw:transform="rotate (-1.57079632679579) translate (8cm 7cm)" svg:viewBox="0 0 1270 0" draw:points="0,-16000 635,-16000 1270,-16000">
          <text:p/>
        </draw:polyline>
        <draw:polyline draw:style-name="gr7" draw:text-style-name="P5" draw:id="id7" draw:layer="layout" svg:width="1.269cm" svg:height="-0.001cm" draw:transform="rotate (-1.57079632679579) translate (8cm 3.23cm)" svg:viewBox="0 0 1270 0" draw:points="0,-16000 635,-16000 1270,-16000">
          <text:p/>
        </draw:polyline>
        <draw:connector draw:style-name="gr8" draw:text-style-name="P5" draw:layer="layout" draw:type="curve" svg:x1="8cm" svg:y1="3.865cm" svg:x2="9.54cm" svg:y2="4.093cm" draw:start-shape="id7" draw:start-glue-point="1" draw:end-shape="id8" svg:d="m8000 3865c1287 0 517 228 1540 228">
          <text:p/>
        </draw:connector>
        <draw:connector draw:style-name="gr8" draw:text-style-name="P5" draw:layer="layout" draw:type="curve" draw:line-skew="-1.534cm" svg:x1="5.77cm" svg:y1="6.23cm" svg:x2="8cm" svg:y2="3.865cm" draw:start-shape="id2" draw:end-shape="id7" draw:end-glue-point="1" svg:d="m5770 6230c0-3588 2230-2405 2230-2365">
          <text:p/>
        </draw:connector>
        <draw:connector draw:style-name="gr8" draw:text-style-name="P5" draw:layer="layout" draw:type="curve" svg:x1="8cm" svg:y1="5.635cm" svg:x2="6.668cm" svg:y2="6.416cm" draw:start-shape="id9" draw:start-glue-point="1" draw:end-shape="id2" draw:end-glue-point="11" svg:d="m8000 5635c-888 0-1332 260-1332 781">
          <text:p/>
        </draw:connector>
        <draw:connector draw:style-name="gr8" draw:text-style-name="P5" draw:layer="layout" draw:type="curve" svg:x1="9.54cm" svg:y1="6.287cm" svg:x2="8cm" svg:y2="5.635cm" draw:start-shape="id10" draw:start-glue-point="3" draw:end-shape="id9" draw:end-glue-point="1" svg:d="m9540 6287c-1023 0-253-652-1540-652">
          <text:p/>
        </draw:connector>
        <draw:polyline draw:style-name="gr7" draw:text-style-name="P5" draw:id="id13" draw:layer="layout" svg:width="1.269cm" svg:height="-0.001cm" draw:transform="rotate (-1.57079632679579) translate (8cm 8.73cm)" svg:viewBox="0 0 1270 0" draw:points="0,-16000 635,-16000 1270,-16000">
          <text:p/>
        </draw:polyline>
        <draw:connector draw:style-name="gr8" draw:text-style-name="P5" draw:layer="layout" draw:type="curve" svg:x1="8cm" svg:y1="7.635cm" svg:x2="9.54cm" svg:y2="8.096cm" draw:start-shape="id11" draw:start-glue-point="1" draw:end-shape="id12" draw:end-glue-point="3" svg:d="m8000 7635c1287 0 517 461 1540 461">
          <text:p/>
        </draw:connector>
        <draw:connector draw:style-name="gr8" draw:text-style-name="P5" draw:layer="layout" draw:type="curve" draw:line-skew="-1.438cm" svg:x1="6.668cm" svg:y1="7.314cm" svg:x2="8cm" svg:y2="7.635cm" draw:start-shape="id2" draw:start-glue-point="9" draw:end-shape="id11" draw:end-glue-point="1" svg:d="m6668 7314c0 48 1332-112 1332 321">
          <text:p/>
        </draw:connector>
        <draw:connector draw:style-name="gr8" draw:text-style-name="P5" draw:layer="layout" draw:type="curve" draw:line-skew="1.007cm" svg:x1="8cm" svg:y1="9.365cm" svg:x2="6.668cm" svg:y2="7.314cm" draw:start-shape="id13" draw:start-glue-point="1" draw:end-shape="id2" draw:end-glue-point="9" svg:d="m8000 9365c0-373-1332 652-1332-2051">
          <text:p/>
        </draw:connector>
        <draw:connector draw:style-name="gr8" draw:text-style-name="P5" draw:layer="layout" draw:type="curve" draw:line-skew="0.098cm" svg:x1="9.54cm" svg:y1="8.096cm" svg:x2="8cm" svg:y2="9.365cm" draw:start-shape="id12" draw:start-glue-point="3" draw:end-shape="id13" draw:end-glue-point="1" svg:d="m9540 8096c-876 0-106 1269-1540 1269">
          <text:p/>
        </draw:connector>
        <draw:frame draw:style-name="gr9" draw:text-style-name="P7" draw:layer="layout" svg:width="1.145cm" svg:height="0.64cm" svg:x="7.5cm" svg:y="2.5cm">
          <draw:text-box>
            <text:p><text:span text:style-name="T3">C19</text:span></text:p>
          </draw:text-box>
        </draw:frame>
        <draw:frame draw:style-name="gr9" draw:text-style-name="P7" draw:layer="layout" svg:width="1.145cm" svg:height="0.64cm" svg:x="6.855cm" svg:y="4.86cm">
          <draw:text-box>
            <text:p><text:span text:style-name="T3">C20</text:span></text:p>
          </draw:text-box>
        </draw:frame>
        <draw:frame draw:style-name="gr9" draw:text-style-name="P7" draw:layer="layout" svg:width="1.145cm" svg:height="0.64cm" svg:x="8cm" svg:y="7cm">
          <draw:text-box>
            <text:p><text:span text:style-name="T3">C21</text:span></text:p>
          </draw:text-box>
        </draw:frame>
        <draw:frame draw:style-name="gr9" draw:text-style-name="P7" draw:layer="layout" svg:width="1.145cm" svg:height="0.64cm" svg:x="6.855cm" svg:y="8.36cm">
          <draw:text-box>
            <text:p><text:span text:style-name="T3">C2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ni Baumann</meta:initial-creator>
    <meta:creation-date>2011-06-21T21:29:29.49</meta:creation-date>
    <dc:date>2011-06-21T22:18:27.30</dc:date>
    <dc:creator>Toni Baumann</dc:creator>
    <meta:editing-duration>PT00H11M11S</meta:editing-duration>
    <meta:editing-cycles>1</meta:editing-cycles>
    <meta:document-statistic meta:object-count="34"/>
    <meta:generator>OpenOffice.org/3.2$Win32 OpenOffice.org_project/320m18$Build-9502</meta:generator>
  </office:meta>
</office:document-meta>
</file>